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CSP_20_-_20_Chapter_20_Title" style:master-page-name="Book_5f_body">
      <style:paragraph-properties style:page-number="1"/>
    </style:style>
    <style:style style:name="P2" style:family="paragraph">
      <style:paragraph-properties fo:break-before="page"/>
    </style:style>
    <style:style style:name="P3" style:family="paragraph" style:parent-style-name="CSP_20_-_20_Chapter_20_Body_20_Text">
      <style:paragraph-properties fo:text-align="end" style:justify-single-word="false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style:font-name="Liberation Mono" fo:font-size="16pt" fo:font-style="italic" style:font-size-asian="16pt" style:font-style-asian="italic" style:font-size-complex="16pt" style:font-style-complex="italic"/>
    </style:style>
    <style:style style:name="T3" style:family="text">
      <style:text-properties officeooo:rsid="002c4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427_255420714"/>Hovering on the Winds of Thought<text:bookmark-end text:name="__RefHeading___Toc1427_255420714"/></text:h>
      <text:p text:style-name="CSP_20_-_20_Chapter_20_Body_20_Text_20_-_20_First_20_Paragraph">A lonely time ago, a <text:span text:style-name="Emphasis">space</text:span> was hovering in the mist formed by the winds of thought. The <text:span text:style-name="Emphasis">space</text:span> had no other purpose. One day, it realized it could do more than only hover, so decided to fly swiftly through the mist to find a purpose.</text:p>
      <text:p text:style-name="CSP_20_-_20_Chapter_20_Body_20_Text">After an immeasurable amount of time, the <text:span text:style-name="Emphasis">space</text:span> landed between some vowels. Although they didn't mind associating with the space, the new partners remained lost in a misty void and felt incoherent and incomplete. For many years they aimlessly floated through the darkness. Then one day, they lightly touched several confused <text:soft-page-break/>consonants that were hovering upon a lazy breeze passing nearby.</text:p>
      <text:p text:style-name="CSP_20_-_20_Chapter_20_Body_20_Text">Without warning, commas and periods began dripping from the sky. The<text:span text:style-name="Emphasis"> space</text:span>, the vowels, the consonants, the commas, and the periods delightfully joined together and soon gave birth to a healthy, well-formed sentence. The sentence grew up and became a handsome, indented paragraph. Then the mist evaporated and gracefully waved goodbye to its former guests.</text:p>
      <text:p text:style-name="CSP_20_-_20_Chapter_20_Body_20_Text">Fully developed chapters eagerly sprouted from the sentences and gently caressed all the characters that had joined together. As the chapters aged, a book lovingly wrapped around them, giving them shelter from dangerous erasers, wet and fiery storms, and anything else that might disrupt their cohesion. A quickly-passing thought transformed into a title and rested upon the face of the book. The title found comfort upon its new bed and happily decided to remain.</text:p>
      <text:p text:style-name="CSP_20_-_20_Chapter_20_Body_20_Text">Suddenly a strong wind grabbed the book and carried it from the void and into the hands of a smiling child. There was <text:soft-page-break/>much time spent within the book, and the book was spent within time. It endured many storms and many thoughts.</text:p>
      <text:p text:style-name="CSP_20_-_20_Chapter_20_Body_20_Text">Sadly, after many years, the book dissolved into a mist. Its characters were thoughtlessly scattered into a void.</text:p>
      <text:p text:style-name="CSP_20_-_20_Chapter_20_Body_20_Text">In the void, a lonely time later, there was a <text:span text:style-name="Emphasis">space</text:span>.</text:p>
      <text:p text:style-name="CSP_20_-_20_Chapter_20_Body_20_Text"/>
      <text:p text:style-name="P3">The Beginn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.139in" style:contextual-spacing="false" fo:line-height="115%" fo:text-align="justify" style:justify-single-word="false" fo:orphans="0" fo:widows="0" fo:hyphenation-ladder-count="no-limit" fo:text-indent="0.3in" style:auto-text-indent="false" style:page-number="auto" style:writing-mode="lr-tb"/>
      <style:text-properties style:use-window-font-color="true" loext:opacity="0%" style:font-name="Arial" fo:font-family="Arial" style:font-style-name="Regular" style:font-family-generic="swiss" style:font-pitch="variable" fo:font-size="16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.5in" fo:margin-top="0.1665in" fo:margin-bottom="0.0835in" style:contextual-spacing="false" fo:text-align="justify" style:justify-single-word="false" fo:text-indent="0in" style:auto-text-indent="false"/>
    </style:style>
    <style:style style:name="List" style:family="paragraph" style:parent-style-name="Standard" style:list-style-name="WW8Num1" style:class="list">
      <style:paragraph-properties fo:margin-left="0.25in" fo:margin-right="0in" fo:margin-top="0in" fo:margin-bottom="0.1945in" style:contextual-spacing="false" fo:line-height="100%" fo:text-indent="0in" style:auto-text-indent="false">
        <style:tab-stops/>
      </style:paragraph-properties>
      <style:text-properties style:font-name="Garamond" fo:font-family="Garamond" style:font-family-generic="roman" style:font-pitch="variable" style:font-name-asian="Times New Roman" style:font-family-asian="'Times New Roman'" style:font-family-generic-asian="roman" style:font-pitch-asian="variable" style:font-name-complex="Garamond" style:font-family-complex="Garamond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0701in" fo:margin-bottom="0.3598in" style:contextual-spacing="false" fo:text-indent="0in" style:auto-text-indent="false" text:number-lines="false" text:line-number="0"/>
      <style:text-properties fo:font-size="24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-left="0.0201in" fo:padding-right="0.0402in" fo:padding-top="0.0402in" fo:padding-bottom="0in" fo:border-left="none" fo:border-right="none" fo:border-top="none" fo:border-bottom="0.79pt solid #000000" style:shadow="none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SP_20_-_20_Chapter_20_Body_20_Text_20_-_20_First_20_Paragraph" style:display-name="CSP - Chapter Body Text - First Paragraph" style:family="paragraph" style:parent-style-name="CSP_20_-_20_Chapter_20_Body_20_Text">
      <style:paragraph-properties fo:margin-left="0in" fo:margin-right="0in" fo:margin-top="0in" fo:margin-bottom="0in" style:contextual-spacing="false" fo:text-indent="0in" style:auto-text-indent="false"/>
    </style:style>
    <style:style style:name="CSP_20_-_20_Chapter_20_Body_20_Text" style:display-name="CSP - Chapter Body Text" style:family="paragraph" style:parent-style-name="Standard" style:master-page-name="">
      <style:paragraph-properties fo:margin-left="0in" fo:margin-right="0in" fo:margin-top="0in" fo:margin-bottom="0in" style:contextual-spacing="false" fo:line-height="115%" fo:text-align="justify" style:justify-single-word="false" fo:text-indent="0.2in" style:auto-text-indent="false" style:page-number="auto"/>
      <style:text-properties style:font-name="Arial" fo:font-family="Arial" style:font-style-name="Regular" style:font-family-generic="swiss" style:font-pitch="variable" style:font-name-complex="Garamond" style:font-family-complex="Garamond" style:font-family-generic-complex="roman" style:font-pitch-complex="variable" style:font-style-complex="italic"/>
    </style:style>
    <style:style style:name="CSP_20_-_20_Front_20_Matter_20_Body_20_Text" style:display-name="CSP - Front Matter Body Text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 style:font-style-complex="italic"/>
    </style:style>
    <style:style style:name="CSP_20_-_20_Chapter_20_Title" style:display-name="CSP - Chapter Title" style:family="paragraph" style:parent-style-name="Standard" style:next-style-name="CSP_20_-_20_Chapter_20_Body_20_Text_20_-_20_First_20_Paragraph" style:default-outline-level="1" style:list-style-name="" style:master-page-name="">
      <style:paragraph-properties fo:margin-left="0in" fo:margin-right="0in" fo:margin-top="2.5in" fo:margin-bottom="0.4in" style:contextual-spacing="false" fo:line-height="100%" fo:text-align="start" style:justify-single-word="false" fo:hyphenation-ladder-count="no-limit" fo:text-indent="0in" style:auto-text-indent="false" style:page-number="auto"/>
      <style:text-properties fo:font-variant="normal" fo:text-transform="none" style:font-name="Times New Roman1" fo:font-family="'Times New Roman'" style:font-style-name="Regular" style:font-family-generic="roman" style:font-pitch="variable" fo:font-size="24pt" fo:font-style="normal" fo:font-weight="normal" style:font-size-asian="14pt" style:font-name-complex="Times New Roman" style:font-family-complex="'Times New Roman'" style:font-family-generic-complex="roman" style:font-pitch-complex="variable" style:font-size-complex="14pt" style:font-style-complex="italic" fo:hyphenate="false" fo:hyphenation-remain-char-count="2" fo:hyphenation-push-char-count="2" loext:hyphenation-no-caps="tru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 style:master-page-name="">
      <style:paragraph-properties fo:margin-top="0in" fo:margin-bottom="0in" style:contextual-spacing="false" fo:text-align="center" style:justify-single-word="false" fo:hyphenation-ladder-count="no-limit" style:page-number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ody_20_Text_20_Char" style:display-name="Body Text Char" style:family="text">
      <style:text-properties fo:font-size="11pt" style:font-size-asian="11pt" style:font-size-complex="11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No_20_Spacing_20_Char" style:display-name="No Spacing Char" style:family="tex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A1" style:family="text">
      <style:text-properties fo:color="#221e1f" loext:opacity="100%" style:font-name="Times New Roman" fo:font-family="'Times New Roman'" style:font-family-generic="roman" style:font-pitch="variable" fo:font-size="9pt" style:font-size-asian="9pt" style:font-name-complex="Times" style:font-family-complex="Times" style:font-family-generic-complex="roman" style:font-pitch-complex="variable" style:font-size-complex="9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5in" fo:margin-bottom="0.5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in" fo:margin-left="0in" fo:margin-right="0in" fo:margin-top="0.2in" fo:background-color="transparent" style:dynamic-spacing="false" draw:fill="none" draw:fill-color="#cfe7f5"/>
      </style:footer-style>
    </style:page-layout>
    <style:page-layout style:name="Mpm2">
      <style:page-layout-properties fo:page-width="9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in" fo:page-height="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9in" style:num-format="1" style:print-orientation="portrait" fo:margin-top="0.5in" fo:margin-bottom="0.5in" fo:margin-left="0.95in" fo:margin-right="0.75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footer>
        <text:p text:style-name="Footer"><text:page-number style:num-format="i" text:select-page="current"/></text:p>
      </style:footer>
      <style:footer-left>
        <text:p text:style-name="Footer"><text:page-number style:num-format="i" text:select-page="current"/></text:p>
      </style:footer-left>
      <style:footer-first>
        <text:p text:style-name="Footer"/>
      </style:footer-firs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  <style:master-page style:name="HTML" style:page-layout-name="Mpm4" draw:style-name="Mdp1"/>
    <style:master-page style:name="Index" style:page-layout-name="Mpm5" draw:style-name="Mdp1"/>
    <style:master-page style:name="Envelope" style:page-layout-name="Mpm6" draw:style-name="Mdp1"/>
    <style:master-page style:name="Right_20_Page" style:display-name="Right Page" style:page-layout-name="Mpm7" draw:style-name="Mdp1" style:next-style-name="Left_20_Page"/>
    <style:master-page style:name="Left_20_Page" style:display-name="Left Page" style:page-layout-name="Mpm8" draw:style-name="Mdp1" style:next-style-name="Right_20_Page"/>
    <style:master-page style:name="Book_5f_body" style:display-name="Book_body" style:page-layout-name="Mpm9" draw:style-name="Mdp2"/>
    <style:master-page style:name="First_20_Page" style:display-name="First Page" style:page-layout-name="Mpm10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overing on the Winds of Thought</dc:title>
    <dc:date>2022-05-26T01:14:08.778864767</dc:date>
    <dc:creator>Andrew Alt</dc:creator>
    <meta:editing-duration>PT15M22S</meta:editing-duration>
    <meta:editing-cycles>6</meta:editing-cycles>
    <meta:generator>LibreOffice/7.2.6.2$Linux_X86_64 LibreOffice_project/20$Build-2</meta:generator>
    <meta:document-statistic meta:table-count="0" meta:image-count="0" meta:object-count="0" meta:page-count="4" meta:paragraph-count="11" meta:word-count="316" meta:character-count="1879" meta:non-whitespace-character-count="1572"/>
    <meta:template xlink:type="simple" xlink:actuate="onRequest" xlink:title="" xlink:href="../master_ed2_rev1_01.odm" meta:date="2022-05-26T00:58:58.024440260"/>
  </office:meta>
</office:document-meta>
</file>